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pr1" style:family="presentation" style:parent-style-name="Glossy-title">
      <style:graphic-properties draw:auto-grow-height="true" fo:min-height="3.507cm"/>
    </style:style>
    <style:style style:name="pr2" style:family="presentation" style:parent-style-name="Glossy-subtitle">
      <style:graphic-properties draw:fill-color="#ffffff" fo:min-height="13.609cm"/>
    </style:style>
    <style:style style:name="pr3" style:family="presentation" style:parent-style-name="Glossy-notes">
      <style:graphic-properties draw:fill-color="#ffffff" fo:min-height="13.114cm"/>
    </style:style>
    <style:style style:name="pr4" style:family="presentation" style:parent-style-name="Glossy-outline1">
      <style:graphic-properties draw:auto-grow-height="true" fo:min-height="13.86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outline1">
      <style:graphic-properties draw:auto-grow-height="true" fo:min-height="6.611cm"/>
    </style:style>
    <style:style style:name="pr7" style:family="presentation" style:parent-style-name="Glossy-notes">
      <style:graphic-properties draw:fill-color="#ffffff" draw:auto-grow-height="true" fo:min-height="13.365cm"/>
    </style:style>
    <style:style style:name="pr8" style:family="presentation" style:parent-style-name="Glossy-outline1">
      <style:graphic-properties fo:min-height="6.36cm"/>
    </style:style>
    <style:style style:name="P1" style:family="paragraph">
      <style:paragraph-properties fo:margin-top="0cm" fo:margin-bottom="0.5cm" fo:line-height="100%">
        <style:tab-stops/>
      </style:paragraph-properties>
    </style:style>
    <style:style style:name="P2" style:family="paragraph">
      <style:paragraph-properties fo:margin-top="0cm" fo:margin-bottom="0.5cm" fo:line-height="100%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font-size="24pt" style:text-underline-style="none" style:font-size-asian="24pt" style:font-size-complex="24pt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Fourth Year Project</text:p>
          </draw:text-box>
        </draw:frame>
        <draw:frame presentation:style-name="pr2" draw:layer="layout" svg:width="25.199cm" svg:height="13.609cm" svg:x="1.4cm" svg:y="5.039cm" presentation:class="subtitle">
          <draw:text-box>
            <text:p><text:span text:style-name="T1">Scheme To Lua Translator</text:span></text:p>
            <text:p/>
            <text:p>George Boyle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Basic Info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xploration of the similarities and differences between the languages, using the translator as a vehicle</text:p>
              </text:list-item>
              <text:list-item>
                <text:p>Written in Lua</text:p>
              </text:list-item>
              <text:list-item>
                <text:p>Git - <text:a xlink:href="http://github.com/Dockheas23/scheme2lua">http://github.com/Dockheas23/scheme2lua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3T3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Language Features</text:p>
          </draw:text-box>
        </draw:frame>
        <draw:frame presentation:style-name="pr4" draw:layer="layout" svg:width="12.296cm" svg:height="13.86cm" svg:x="1.4cm" svg:y="4.914cm" presentation:class="outline" presentation:user-transformed="true">
          <draw:text-box>
            <text:p><text:span text:style-name="T2">Scheme</text:span></text:p>
            <text:list text:style-name="L2">
              <text:list-item>
                <text:p>Data structure: List</text:p>
              </text:list-item>
              <text:list-item>
                <text:p>First class functions</text:p>
              </text:list-item>
              <text:list-item>
                <text:p>Functional</text:p>
              </text:list-item>
              <text:list-item>
                <text:p>Expression-based</text:p>
              </text:list-item>
            </text:list>
          </draw:text-box>
        </draw:frame>
        <draw:frame presentation:style-name="pr5" draw:layer="layout" svg:width="12.296cm" svg:height="13.609cm" svg:x="14.311cm" svg:y="4.914cm" presentation:class="outline" presentation:user-transformed="true">
          <draw:text-box>
            <text:p><text:span text:style-name="T3">Lua</text:span></text:p>
            <text:list text:style-name="L2">
              <text:list-item>
                <text:p>Data structure: Table</text:p>
              </text:list-item>
              <text:list-item>
                <text:p>First class functions</text:p>
              </text:list-item>
              <text:list-item>
                <text:p>Imperative</text:p>
              </text:list-item>
              <text:list-item>
                <text:p>Expressions and statem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3T3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Approaches</text:p>
          </draw:text-box>
        </draw:frame>
        <draw:frame presentation:style-name="pr4" draw:text-style-name="P1" draw:layer="layout" svg:width="12.296cm" svg:height="13.895cm" svg:x="1.4cm" svg:y="4.914cm" presentation:class="outline" presentation:user-transformed="true">
          <draw:text-box>
            <text:p text:style-name="P1"><text:span text:style-name="T3">Human</text:span><text:span text:style-name="T4"> </text:span><text:span text:style-name="T5">(“le mot juste”)</text:span></text:p>
            <text:list text:style-name="L2">
              <text:list-item>
                <text:p text:style-name="P2">Flexible</text:p>
              </text:list-item>
              <text:list-item>
                <text:p text:style-name="P2">Handles exceptions</text:p>
              </text:list-item>
              <text:list-item>
                <text:p text:style-name="P2">Very precise and efficient</text:p>
              </text:list-item>
              <text:list-item>
                <text:p text:style-name="P2">Requires substantial experience and intelligence</text:p>
              </text:list-item>
              <text:list-item>
                <text:p text:style-name="P2">Difficult to implement</text:p>
              </text:list-item>
            </text:list>
          </draw:text-box>
        </draw:frame>
        <draw:frame presentation:style-name="pr4" draw:layer="layout" svg:width="12.296cm" svg:height="13.86cm" svg:x="14.311cm" svg:y="4.914cm" presentation:class="outline" presentation:user-transformed="true">
          <draw:text-box>
            <text:p><text:span text:style-name="T3">Structured</text:span></text:p>
            <text:list text:style-name="L2">
              <text:list-item>
                <text:p>Abstract</text:p>
              </text:list-item>
              <text:list-item>
                <text:p>Uniform</text:p>
              </text:list-item>
              <text:list-item>
                <text:p>Library-based</text:p>
              </text:list-item>
              <text:list-item>
                <text:p>Object Oriented</text:p>
              </text:list-item>
              <text:list-item>
                <text:p>Less efficient</text:p>
              </text:list-item>
              <text:list-item>
                <text:p>Easier to impl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4T1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Overview</text:p>
          </draw:text-box>
        </draw:frame>
        <draw:frame draw:name="Object 2" draw:style-name="gr2" draw:layer="layout" svg:width="23cm" svg:height="16cm" svg:x="2.5cm" svg:y="4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5T14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Benchmark 1 – Prime Numbers</text:p>
          </draw:text-box>
        </draw:frame>
        <draw:frame draw:name="Object 1" draw:style-name="gr2" draw:layer="layout" svg:width="25.199cm" svg:height="6.61cm" svg:x="1.4cm" svg:y="4.914cm" presentation:class="tabl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6" draw:layer="layout" svg:width="25.199cm" svg:height="7.831cm" svg:x="1.4cm" svg:y="12.153cm" presentation:class="outline" presentation:user-transformed="true">
          <draw:text-box>
            <text:list text:style-name="L2">
              <text:list-item>
                <text:p>Naive algorithm</text:p>
              </text:list-item>
              <text:list-item>
                <text:p>For each number k, checks if prime by trying to divide every number from 2 to k</text:p>
              </text:list-item>
              <text:list-item>
                <text:p>Stops when n primes have been printed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5T14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Benchmark 2 – List Based Primes </text:p>
          </draw:text-box>
        </draw:frame>
        <draw:frame draw:name="Object 1" draw:style-name="gr2" draw:layer="layout" svg:width="25.199cm" svg:height="6.61cm" svg:x="1.4cm" svg:y="4.914cm" presentation:class="table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8" draw:layer="layout" svg:width="25.199cm" svg:height="6.565cm" svg:x="1.4cm" svg:y="12.153cm" presentation:class="outline" presentation:user-transformed="true">
          <draw:text-box>
            <text:p text:style-name="P3"><text:span text:style-name="T6">(display (Filter isPrime (Range 2 n)))</text:span></text:p>
            <text:p text:style-name="P3"><text:span text:style-name="T6"/></text:p>
            <text:list text:style-name="L2">
              <text:list-item>
                <text:p>Lua version failed due to stack overflow</text:p>
              </text:list-item>
              <text:list-item>
                <text:p>Scm version failed due to segmentation faul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Further Work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mplement more Scheme functions</text:p>
              </text:list-item>
              <text:list-item>
                <text:p>Full support of Scheme number syntax</text:p>
              </text:list-item>
              <text:list-item>
                <text:p>Continuations</text:p>
              </text:list-item>
              <text:list-item>
                <text:p>Refine and improve efficiency of generated code</text:p>
              </text:list-item>
              <text:list-item>
                <text:p>Improve indenting/readability of generated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5" draw:layer="backgroundobjects" svg:width="9.112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112cm" svg:height="1.484cm" svg:x="11.887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112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112cm" svg:height="1.484cm" svg:x="11.887cm" svg:y="28.215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24T15:04:38</meta:creation-date>
    <meta:editing-duration>PT02H57M44S</meta:editing-duration>
    <meta:editing-cycles>6</meta:editing-cycles>
    <dc:date>2010-03-25T04:01:02</dc:date>
    <meta:generator>OpenOffice.org/3.1$Unix OpenOffice.org_project/310m19$Build-9420</meta:generator>
    <dc:creator>George Boyle</dc:creator>
    <meta:document-statistic meta:object-count="5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671cm"/>
    </style:style>
    <style:style style:name="co2" style:family="table-column">
      <style:table-column-properties fo:break-before="auto" style:column-width="3.493cm"/>
    </style:style>
    <style:style style:name="ro1" style:family="table-row">
      <style:table-row-properties style:row-height="1.0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7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4" style:family="table-cell" style:parent-style-name="Default" style:data-style-name="N107">
      <style:table-cell-properties style:text-align-source="fix" style:repeat-content="false" fo:border="non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1023" table:default-cell-style-name="ce5"/>
        <table:table-row table:style-name="ro1">
          <table:table-cell table:style-name="ce1"/>
          <table:table-cell table:style-name="ce1" office:value-type="string">
            <text:p>lua</text:p>
          </table:table-cell>
          <table:table-cell table:style-name="ce1" office:value-type="string">
            <text:p>luaJIT</text:p>
          </table:table-cell>
          <table:table-cell table:style-name="ce1" office:value-type="string">
            <text:p>scm</text:p>
          </table:table-cell>
          <table:table-cell table:style-name="ce2" table:number-columns-repeated="1020"/>
        </table:table-row>
        <table:table-row table:style-name="ro1">
          <table:table-cell table:style-name="ce1" office:value-type="string">
            <text:p>First 1000 Primes</text:p>
          </table:table-cell>
          <table:table-cell table:style-name="ce3" office:value-type="time" office:time-value="PT00H00M16S">
            <text:p>00:16</text:p>
          </table:table-cell>
          <table:table-cell table:style-name="ce3" office:value-type="time" office:time-value="PT00H00M09S">
            <text:p>00:09</text:p>
          </table:table-cell>
          <table:table-cell table:style-name="ce3" office:value-type="time" office:time-value="PT00H00M02S">
            <text:p>00:0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First 2000 Primes</text:p>
          </table:table-cell>
          <table:table-cell table:style-name="ce3" office:value-type="time" office:time-value="PT00H01M13S">
            <text:p>01:13</text:p>
          </table:table-cell>
          <table:table-cell table:style-name="ce3" office:value-type="time" office:time-value="PT00H00M41S">
            <text:p>00:41</text:p>
          </table:table-cell>
          <table:table-cell table:style-name="ce3" office:value-type="time" office:time-value="PT00H00M09S">
            <text:p>00:0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First 5000 Primes</text:p>
          </table:table-cell>
          <table:table-cell table:style-name="ce3" office:value-type="time" office:time-value="PT00H08M26S">
            <text:p>08:26</text:p>
          </table:table-cell>
          <table:table-cell table:style-name="ce3" office:value-type="time" office:time-value="PT00H04M49S">
            <text:p>04:49</text:p>
          </table:table-cell>
          <table:table-cell table:style-name="ce3" office:value-type="time" office:time-value="PT00H01M02S">
            <text:p>01:02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1" table:number-rows-repeated="6553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I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number:time-style style:name="N107">
      <number:minutes number:style="long"/>
      <number:text>:</number:text>
      <number:seconds number:style="long"/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4">24/03/2010</text:date>, <text:time>16:0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4" style:family="graphic" style:parent-style-name="standard">
      <style:graphic-properties svg:stroke-color="#808080" draw:marker-end="Arrow" draw:textarea-horizontal-align="center" draw:textarea-vertical-align="middle"/>
    </style:style>
    <style:style style:name="gr5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svg:stroke-color="#808080" draw:marker-end="Arrow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use-window-font-color="tru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5" draw:layer="layout" svg:width="4.5cm" svg:height="6.4cm" svg:x="21.7cm" svg:y="13.5cm">
          <text:p text:style-name="P1">Translated</text:p>
          <text:p text:style-name="P1">Lua</text:p>
          <text:p text:style-name="P1">output</text:p>
          <draw:enhanced-geometry svg:viewBox="0 0 21600 21600" draw:glue-points="10800 0 0 10800 10800 21600 21600 10800" draw:text-areas="0 0 21600 ?f11" draw:mirror-horizontal="false" draw:mirror-vertical="false" draw:type="paper" draw:modifiers="17924.016885136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1" draw:id="id2" draw:layer="layout" svg:width="3cm" svg:height="3.5cm" svg:x="11.3cm" svg:y="1cm">
          <text:p text:style-name="P1">Scann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id="id1" draw:layer="layout" svg:width="3.5cm" svg:height="3.5cm" svg:x="2.9cm" svg:y="1cm">
          <text:p text:style-name="P1">Scheme</text:p>
          <text:p text:style-name="P1">fil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draw:id="id3" draw:layer="layout" svg:width="3cm" svg:height="3.5cm" svg:x="11.3cm" svg:y="7.7cm">
          <text:p text:style-name="P1">Pars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6.4cm" svg:y1="2.75cm" svg:x2="11.3cm" svg:y2="2.75cm" draw:start-shape="id1" draw:end-shape="id2" svg:d="m6400 2750h4900">
          <text:p text:style-name="P1"><text:span text:style-name="T1">Scheme</text:span></text:p>
          <text:p text:style-name="P1">source</text:p>
        </draw:connector>
        <draw:connector draw:style-name="gr4" draw:text-style-name="P1" draw:layer="layout" svg:x1="12.8cm" svg:y1="4.5cm" svg:x2="12.8cm" svg:y2="7.7cm" draw:start-shape="id2" draw:start-glue-point="2" draw:end-shape="id3" draw:end-glue-point="0" svg:d="m12800 4500v3200">
          <text:p text:style-name="P1">Scheme</text:p>
          <text:p text:style-name="P1">tokens</text:p>
        </draw:connector>
        <draw:g draw:id="id4">
          <draw:custom-shape draw:style-name="gr5" draw:text-style-name="P1" draw:layer="layout" svg:width="2cm" svg:height="2cm" svg:x="10.5cm" svg:y="14.7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1" draw:layer="layout" svg:width="2cm" svg:height="2cm" svg:x="13.2cm" svg:y="14.2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1" draw:layer="layout" svg:width="2cm" svg:height="2cm" svg:x="10.4cm" svg:y="17.2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1" draw:layer="layout" svg:width="2cm" svg:height="2cm" svg:x="13.2cm" svg:y="16.7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frame draw:style-name="gr6" draw:layer="layout" svg:width="3.47cm" svg:height="2.384cm" svg:x="10.9cm" svg:y="15.6cm">
            <draw:text-box>
              <text:p text:style-name="P1">Translated</text:p>
              <text:p text:style-name="P1">Scheme</text:p>
              <text:p text:style-name="P1">objects</text:p>
            </draw:text-box>
          </draw:frame>
        </draw:g>
        <draw:connector draw:style-name="gr4" draw:text-style-name="P1" draw:layer="layout" svg:x1="12.8cm" svg:y1="11.2cm" svg:x2="12.8cm" svg:y2="14.2cm" draw:start-shape="id3" draw:start-glue-point="2" draw:end-shape="id4" draw:end-glue-point="0" svg:d="m12800 11200v3000">
          <text:p text:style-name="P1">Lua</text:p>
        </draw:connector>
        <draw:connector draw:style-name="gr4" draw:text-style-name="P1" draw:layer="layout" svg:x1="15.2cm" svg:y1="16.7cm" svg:x2="21.7cm" svg:y2="16.7cm" draw:start-shape="id4" draw:end-shape="id5" draw:end-glue-point="3" svg:d="m15200 16700h6500">
          <text:p text:style-name="P1">Self representation</text:p>
          <text:p text:style-name="P1">of objects</text:p>
        </draw:connector>
        <draw:custom-shape draw:style-name="gr7" draw:text-style-name="P1" draw:id="id6" draw:layer="layout" svg:width="3.5cm" svg:height="3.5cm" svg:x="22.2cm" svg:y="4.5cm">
          <text:p text:style-name="P1">Lua</text:p>
          <text:p text:style-name="P1">preambl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1" draw:layer="layout" svg:x1="23.95cm" svg:y1="8cm" svg:x2="23.95cm" svg:y2="13.5cm" draw:start-shape="id6" draw:end-shape="id5" svg:d="m23950 8000v5500">
          <text:p/>
        </draw:connector>
        <draw:g>
          <draw:custom-shape draw:style-name="gr5" draw:text-style-name="P1" draw:layer="layout" svg:width="0.416cm" svg:height="0.4cm" svg:x="21.821cm" svg:y="16.3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1" draw:layer="layout" svg:width="0.417cm" svg:height="0.4cm" svg:x="22.383cm" svg:y="16.2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1" draw:layer="layout" svg:width="0.417cm" svg:height="0.4cm" svg:x="21.8cm" svg:y="16.8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1" draw:layer="layout" svg:width="0.417cm" svg:height="0.4cm" svg:x="22.383cm" svg:y="16.7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custom-shape draw:style-name="gr7" draw:text-style-name="P1" draw:layer="layout" svg:width="0.891cm" svg:height="0.884cm" svg:x="23.5cm" svg:y="13.7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96cm"/>
    </style:style>
    <style:style style:name="ro1" style:family="table-row">
      <style:table-row-properties style:row-height="1.0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4" style:family="table-cell" style:parent-style-name="Default" style:data-style-name="N108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ff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1023" table:default-cell-style-name="ce5"/>
        <table:table-row table:style-name="ro1">
          <table:table-cell table:style-name="ce1"/>
          <table:table-cell table:style-name="ce1" office:value-type="string">
            <text:p>lua</text:p>
          </table:table-cell>
          <table:table-cell table:style-name="ce1" office:value-type="string">
            <text:p>luaJIT</text:p>
          </table:table-cell>
          <table:table-cell table:style-name="ce1" office:value-type="string">
            <text:p>scm</text:p>
          </table:table-cell>
          <table:table-cell table:style-name="ce2" table:number-columns-repeated="1020"/>
        </table:table-row>
        <table:table-row table:style-name="ro1">
          <table:table-cell table:style-name="ce1" office:value-type="string">
            <text:p>Primes Up To 10000</text:p>
          </table:table-cell>
          <table:table-cell table:style-name="ce3" office:value-type="time" office:time-value="PT00H00M37S">
            <text:p>00:37</text:p>
          </table:table-cell>
          <table:table-cell table:style-name="ce3" office:value-type="time" office:time-value="PT00H00M16S">
            <text:p>00:16</text:p>
          </table:table-cell>
          <table:table-cell table:style-name="ce3" office:value-type="time" office:time-value="PT00H00M03S">
            <text:p>00:0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Primes Up To 20000</text:p>
          </table:table-cell>
          <table:table-cell table:style-name="ce4" office:value-type="string">
            <text:p>FAIL</text:p>
          </table:table-cell>
          <table:table-cell table:style-name="ce3" office:value-type="time" office:time-value="PT00H01M13S">
            <text:p>01:13</text:p>
          </table:table-cell>
          <table:table-cell table:style-name="ce4" office:value-type="string">
            <text:p>FAIL</text:p>
          </table:table-cell>
          <table:table-cell table:number-columns-repeated="1020"/>
        </table:table-row>
        <table:table-row table:style-name="ro1" table:number-rows-repeated="6553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I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5">25/03/2010</text:date>, <text:time>02:3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